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Replacements/Object 9" manifest:media-type=""/>
  <manifest:file-entry manifest:full-path="ObjectReplacements/Object 31" manifest:media-type="application/x-openoffice-gdimetafile;windows_formatname=&quot;GDIMetaFile&quot;"/>
  <manifest:file-entry manifest:full-path="ObjectReplacements/Object 29" manifest:media-type=""/>
  <manifest:file-entry manifest:full-path="ObjectReplacements/Object 6" manifest:media-type=""/>
  <manifest:file-entry manifest:full-path="ObjectReplacements/Object 20" manifest:media-type=""/>
  <manifest:file-entry manifest:full-path="ObjectReplacements/Object 18" manifest:media-type=""/>
  <manifest:file-entry manifest:full-path="ObjectReplacements/Object 3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2" manifest:media-type="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"/>
  <manifest:file-entry manifest:full-path="ObjectReplacements/Object 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mbria Math" svg:font-family="'Cambria Math'" style:font-pitch="variable"/>
    <style:font-face style:name="Cambria Math1" svg:font-family="'Cambria Math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18cm" svg:stroke-color="#ffffff" draw:stroke-linejoin="miter" svg:stroke-linecap="butt" draw:fill="solid" draw:fill-color="#fff5ce" draw:textarea-vertical-align="middle" draw:auto-grow-height="false" draw:fit-to-size="false" style:shrink-to-fit="false" fo:min-height="1.742cm" fo:min-width="1.424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" style:family="graphic" style:parent-style-name="standard">
      <style:graphic-properties draw:stroke="solid" svg:stroke-width="0.018cm" svg:stroke-color="#000000" draw:stroke-linejoin="miter" svg:stroke-linecap="butt" draw:fill="solid" draw:fill-color="#ffffff" draw:textarea-vertical-align="middle" draw:auto-grow-height="false" draw:fit-to-size="false" style:shrink-to-fit="false" fo:min-height="3.405cm" fo:min-width="5.65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standard" style:list-style-name="L1">
      <style:graphic-properties draw:stroke="solid" svg:stroke-width="0.018cm" svg:stroke-color="#ffffff" draw:stroke-linejoin="miter" svg:stroke-linecap="butt" draw:fill="solid" draw:fill-color="#fff5ce" draw:textarea-vertical-align="middle" draw:auto-grow-height="false" draw:fit-to-size="false" style:shrink-to-fit="false" fo:min-height="1.742cm" fo:min-width="3.00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true" draw:fit-to-size="false" style:shrink-to-fit="false" fo:padding-top="0.125cm" fo:padding-bottom="0.125cm" fo:padding-left="0.25cm" fo:padding-right="0.25cm" fo:wrap-option="no-wrap" draw:ole-draw-aspect="1" style:protect="size"/>
    </style:style>
    <style:style style:name="gr6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_33_" style:list-style-name="L1">
      <style:graphic-properties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true" draw:fit-to-size="false" style:shrink-to-fit="false" fo:padding-top="0.125cm" fo:padding-bottom="0.125cm" fo:padding-left="0.25cm" fo:padding-right="0.25cm" fo:wrap-option="wrap" draw:ole-draw-aspect="1" style:protect="size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omega">
      <style:graphic-properties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_33_">
      <style:graphic-properties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18cm" svg:stroke-color="#000000" draw:stroke-linejoin="miter" svg:stroke-linecap="butt" draw:fill="solid" draw:fill-color="#ffd8ce" draw:textarea-vertical-align="middle" draw:auto-grow-height="false" draw:fit-to-size="false" style:shrink-to-fit="false" fo:min-height="3.405cm" fo:min-width="5.65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" style:family="graphic" style:parent-style-name="standard" style:list-style-name="L1">
      <style:graphic-properties draw:stroke="solid" svg:stroke-width="0.018cm" svg:stroke-color="#000000" draw:stroke-linejoin="miter" svg:stroke-linecap="butt" draw:fill="solid" draw:fill-color="#bdd7ee" draw:textarea-vertical-align="middle" draw:auto-grow-height="false" draw:fit-to-size="false" style:shrink-to-fit="false" fo:min-height="0.928cm" fo:min-width="0.9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18cm" svg:stroke-color="#ffffff" draw:stroke-linejoin="miter" svg:stroke-linecap="butt" draw:fill="solid" draw:fill-color="#fff5ce" draw:textarea-vertical-align="middle" draw:auto-grow-height="false" draw:fit-to-size="false" style:shrink-to-fit="false" fo:min-height="1.742cm" fo:min-width="1.424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" style:family="graphic" style:parent-style-name="standard" style:list-style-name="L1">
      <style:graphic-properties draw:stroke="solid" svg:stroke-width="0.018cm" svg:stroke-color="#ffffff" draw:stroke-linejoin="miter" svg:stroke-linecap="butt" draw:fill="solid" draw:fill-color="#fff5ce" draw:textarea-vertical-align="middle" draw:auto-grow-height="false" draw:fit-to-size="false" style:shrink-to-fit="false" fo:min-height="1.742cm" fo:min-width="1.424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8" style:family="graphic" style:parent-style-name="objectwithoutfill">
      <style:graphic-properties fo:min-height="0cm" fo:min-width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9" style:family="graphic" style:parent-style-name="_33_">
      <style:graphic-properties fo:min-height="2.158cm" fo:min-width="1.908cm"/>
    </style:style>
    <style:style style:name="gr20" style:family="graphic" style:parent-style-name="_33_">
      <style:graphic-properties fo:min-height="2.157cm" fo:min-width="1.908cm"/>
    </style:style>
    <style:style style:name="gr21" style:family="graphic" style:parent-style-name="standard" style:list-style-name="L1">
      <style:graphic-properties draw:stroke="solid" svg:stroke-width="0.018cm" svg:stroke-color="#ffffff" draw:stroke-linejoin="miter" svg:stroke-linecap="butt" draw:fill="solid" draw:fill-color="#fff5ce" draw:textarea-vertical-align="middle" draw:auto-grow-height="false" draw:fit-to-size="false" style:shrink-to-fit="false" fo:min-height="1.742cm" fo:min-width="1.424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" style:family="graphic" style:parent-style-name="_33_">
      <style:graphic-properties fo:min-height="1.782cm" fo:min-width="1.538cm"/>
    </style:style>
    <style:style style:name="gr23" style:family="graphic">
      <style:graphic-properties style:protect="size"/>
    </style:style>
    <style:style style:name="pr1" style:family="presentation" style:parent-style-name="Leer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solid" draw:fill-color="#fff5c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style:punctuation-wrap="hanging" style:writing-mode="lr-tb"/>
      <style:text-properties fo:hyphenate="false"/>
    </style:style>
    <style:style style:name="P9" style:family="paragraph">
      <loext:graphic-properties draw:fill="solid" draw:fill-color="#ffd8ce"/>
      <style:paragraph-properties fo:text-align="center" style:font-independent-line-spacing="true"/>
      <style:text-properties fo:font-size="18pt"/>
    </style:style>
    <style:style style:name="P10" style:family="paragraph">
      <loext:graphic-properties draw:fill="solid" draw:fill-color="#bdd7e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mbria Math1" fo:font-size="18pt" fo:letter-spacing="normal" fo:language="de" fo:country="DE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>
        <draw:custom-shape draw:name="Ellipse 9" draw:style-name="gr1" draw:text-style-name="P2" draw:layer="layout" svg:width="2.73cm" svg:height="2.822cm" svg:x="20.312cm" svg:y="0.89cm">
          <text:p text:style-name="P1"><text:span text:style-name="T1"/></text:p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" draw:style-name="gr2" draw:text-style-name="P4" draw:layer="layout" svg:width="0.003cm" svg:height="1.906cm" svg:x="5.178cm" svg:y="1.09cm">
          <text:p text:style-name="P3"><text:span text:style-name="T2"/></text:p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1" draw:style-name="gr3" draw:text-style-name="P5" draw:layer="layout" svg:width="6.163cm" svg:height="3.658cm" svg:x="1.359cm" svg:y="4.2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3" draw:style-name="gr4" draw:text-style-name="P2" draw:layer="layout" svg:width="4.961cm" svg:height="2.822cm" svg:x="1.869cm" svg:y="4.699cm">
          <text:p text:style-name="P1"><text:span text:style-name="T1"/></text:p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extfeld 24" draw:style-name="gr5" draw:text-style-name="P6" draw:layer="layout" svg:width="0.91cm" svg:height="0.852cm" svg:x="6.3cm" svg:y="6.9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name="Gerader Verbinder 4" draw:style-name="gr6" draw:text-style-name="P7" draw:layer="layout" svg:x1="3.861cm" svg:y1="6.624cm" svg:x2="3.862cm" svg:y2="6.625cm">
          <text:p/>
        </draw:line>
        <draw:custom-shape draw:name="Ellipse 31" draw:style-name="gr7" draw:text-style-name="P1" draw:layer="layout" svg:width="2.076cm" svg:height="1.553cm" svg:x="3.851cm" svg:y="5.346cm">
          <text:p text:style-name="P8"><text:span text:style-name="T4"/></text:p>
          <text:p text:style-name="P8"><text:span text:style-name="T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extfeld 32" draw:style-name="gr8" draw:text-style-name="P6" draw:layer="layout" svg:width="1.134cm" svg:height="0.853cm" draw:transform="rotate (-0.0136135681655561) translate (4.329cm 5.54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Textfeld 30" draw:style-name="gr8" draw:text-style-name="P6" draw:layer="layout" svg:width="1.054cm" svg:height="1.137cm" svg:x="3.657cm" svg:y="4.82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name="Textfeld 37" draw:style-name="gr9" draw:text-style-name="P4" draw:layer="layout" svg:width="8.363cm" svg:height="1.906cm" svg:x="10.307cm" svg:y="1.09cm">
          <text:p text:style-name="P3"><text:span text:style-name="T2"/></text:p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" draw:style-name="gr10" draw:layer="layout" svg:width="6.162cm" svg:height="3.658cm" svg:x="9.263cm" svg:y="4.2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feld 36" draw:style-name="gr5" draw:text-style-name="P6" draw:layer="layout" svg:width="0.946cm" svg:height="0.885cm" svg:x="14.712cm" svg:y="7.10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name="Gerader Verbinder 38" draw:style-name="gr6" draw:text-style-name="P7" draw:layer="layout" svg:x1="13.059cm" svg:y1="1.989cm" svg:x2="13.065cm" svg:y2="1.99cm">
          <text:p/>
        </draw:line>
        <draw:custom-shape draw:name="Ellipse 48" draw:style-name="gr11" draw:layer="layout" svg:width="3.404cm" svg:height="3.404cm" svg:x="10.085cm" svg:y="4.5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" draw:style-name="gr11" draw:layer="layout" svg:width="3.404cm" svg:height="3.403cm" svg:x="10.075cm" svg:y="4.49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extfeld 56" draw:style-name="gr8" draw:text-style-name="P6" draw:layer="layout" svg:width="2.291cm" svg:height="0.887cm" svg:x="9.5cm" svg:y="4.50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name="Textfeld 59" draw:style-name="gr8" draw:text-style-name="P6" draw:layer="layout" svg:width="1.178cm" svg:height="0.885cm" svg:x="10.085cm" svg:y="7.02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name="Textfeld 62" draw:style-name="gr12" draw:text-style-name="P4" draw:layer="layout" svg:width="0.003cm" svg:height="1.906cm" svg:x="23.564cm" svg:y="-3.871cm">
          <text:p text:style-name="P3"><text:span text:style-name="T2"/></text:p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feld 2" draw:style-name="gr8" draw:text-style-name="P6" draw:layer="layout" svg:width="1.122cm" svg:height="0.406cm" svg:x="12.282cm" svg:y="5.85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name="Rechteck 1" draw:style-name="gr13" draw:text-style-name="P9" draw:layer="layout" svg:width="6.163cm" svg:height="3.658cm" svg:x="1.337cm" svg:y="0.3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feld 4" draw:style-name="gr5" draw:text-style-name="P6" draw:layer="layout" svg:width="0.91cm" svg:height="0.852cm" svg:x="6.278cm" svg:y="3.05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line draw:name="Gerader Verbinder 1" draw:style-name="gr6" draw:text-style-name="P7" draw:layer="layout" svg:x1="3.839cm" svg:y1="2.685cm" svg:x2="3.84cm" svg:y2="2.686cm">
          <text:p/>
        </draw:line>
        <draw:custom-shape draw:name="Ellipse 2" draw:style-name="gr14" draw:text-style-name="P10" draw:layer="layout" svg:width="2.076cm" svg:height="1.672cm" svg:x="3.829cm" svg:y="1.307cm">
          <text:p text:style-name="P1"><text:span text:style-name="T1"/></text:p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extfeld 5" draw:style-name="gr8" draw:text-style-name="P6" draw:layer="layout" svg:width="1.134cm" svg:height="0.853cm" svg:x="4.299cm" svg:y="1.70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name="Textfeld 6" draw:style-name="gr8" draw:text-style-name="P6" draw:layer="layout" svg:width="1.134cm" svg:height="0.852cm" svg:x="5.143cm" svg:y="0.5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5" draw:text-style-name="P11" draw:layer="layout" svg:width="1.856cm" svg:height="1.199cm" svg:x="-0.056cm" svg:y="0.342cm">
          <draw:text-box>
            <text:p>Zu 1.</text:p>
          </draw:text-box>
        </draw:frame>
        <draw:custom-shape draw:name="Rechteck 2" draw:style-name="gr3" draw:text-style-name="P5" draw:layer="layout" svg:width="6.163cm" svg:height="3.658cm" svg:x="9.259cm" svg:y="0.3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" draw:style-name="gr16" draw:text-style-name="P2" draw:layer="layout" svg:width="2.73cm" svg:height="2.822cm" svg:x="12cm" svg:y="0.799cm">
          <text:p text:style-name="P1"><text:span text:style-name="T1"/></text:p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extfeld 7" draw:style-name="gr5" draw:text-style-name="P6" draw:layer="layout" svg:width="0.91cm" svg:height="0.852cm" svg:x="14.2cm" svg:y="3.09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name="Gerader Verbinder 2" draw:style-name="gr6" draw:text-style-name="P7" draw:layer="layout" svg:x1="11.761cm" svg:y1="2.724cm" svg:x2="11.762cm" svg:y2="2.725cm">
          <text:p/>
        </draw:line>
        <draw:frame draw:name="Textfeld 8" draw:style-name="gr8" draw:text-style-name="P6" draw:layer="layout" svg:width="1.105cm" svg:height="0.887cm" svg:x="11.5cm" svg:y="3.15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name="Textfeld 9" draw:style-name="gr8" draw:text-style-name="P6" draw:layer="layout" svg:width="0.858cm" svg:height="0.789cm" svg:x="13cm" svg:y="1.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name="Textfeld 16" draw:style-name="gr8" draw:text-style-name="P6" draw:layer="layout" svg:width="0.887cm" svg:height="0.789cm" svg:x="11.113cm" svg:y="5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name="Ellipse 6" draw:style-name="gr17" draw:text-style-name="P2" draw:layer="layout" svg:width="2.73cm" svg:height="2.822cm" svg:x="12.27cm" svg:y="4.678cm">
          <text:p text:style-name="P1"><text:span text:style-name="T1"/></text:p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extfeld 17" draw:style-name="gr8" draw:text-style-name="P6" draw:layer="layout" svg:width="0.858cm" svg:height="0.789cm" svg:x="13.4cm" svg:y="5.30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1" draw:layer="layout" svg:width="1.856cm" svg:height="1.199cm" svg:x="-0.056cm" svg:y="4.301cm">
          <draw:text-box>
            <text:p>Zu 2.</text:p>
          </draw:text-box>
        </draw:frame>
        <draw:frame draw:style-name="gr15" draw:text-style-name="P11" draw:layer="layout" svg:width="1.856cm" svg:height="1.199cm" svg:x="7.522cm" svg:y="4.301cm">
          <draw:text-box>
            <text:p>Zu 3.</text:p>
          </draw:text-box>
        </draw:frame>
        <draw:frame draw:style-name="gr15" draw:text-style-name="P11" draw:layer="layout" svg:width="1.856cm" svg:height="1.199cm" svg:x="7.522cm" svg:y="0.283cm">
          <draw:text-box>
            <text:p>Zu 3.</text:p>
          </draw:text-box>
        </draw:frame>
        <draw:frame draw:style-name="gr15" draw:text-style-name="P11" draw:layer="layout" svg:width="1.856cm" svg:height="1.199cm" svg:x="15.679cm" svg:y="0.283cm">
          <draw:text-box>
            <text:p>Zu 4.</text:p>
          </draw:text-box>
        </draw:frame>
        <draw:custom-shape draw:name="Rechteck 3" draw:style-name="gr18" draw:layer="layout" svg:width="6.162cm" svg:height="3.658cm" svg:x="17.305cm" svg:y="0.49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feld 18" draw:style-name="gr5" draw:text-style-name="P6" draw:layer="layout" svg:width="0.946cm" svg:height="0.885cm" svg:x="22.554cm" svg:y="3.31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custom-shape draw:name="Ellipse 7" draw:style-name="gr19" draw:layer="layout" svg:width="3.404cm" svg:height="3.404cm" svg:x="18.127cm" svg:y="0.71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" draw:style-name="gr20" draw:layer="layout" svg:width="3.404cm" svg:height="3.403cm" svg:x="18.117cm" svg:y="0.7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extfeld 21" draw:style-name="gr8" draw:text-style-name="P6" draw:layer="layout" svg:width="1.122cm" svg:height="0.406cm" svg:x="20.324cm" svg:y="2.06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name="Textfeld 22" draw:style-name="gr8" draw:text-style-name="P6" draw:layer="layout" svg:width="0.887cm" svg:height="0.789cm" svg:x="19.155cm" svg:y="1.71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name="Textfeld 23" draw:style-name="gr8" draw:text-style-name="P6" draw:layer="layout" svg:width="0.858cm" svg:height="0.789cm" svg:x="21.442cm" svg:y="1.51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custom-shape draw:name="Ellipse 10" draw:style-name="gr21" draw:text-style-name="P2" draw:layer="layout" svg:width="2.73cm" svg:height="2.822cm" svg:x="20.513cm" svg:y="4.808cm">
          <text:p text:style-name="P1"><text:span text:style-name="T1"/></text:p>
          <text:p text:style-name="P1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5" draw:text-style-name="P11" draw:layer="layout" svg:width="1.856cm" svg:height="1.199cm" svg:x="15.68cm" svg:y="4.201cm">
          <draw:text-box>
            <text:p>Zu 5.</text:p>
          </draw:text-box>
        </draw:frame>
        <draw:custom-shape draw:name="Rechteck 4" draw:style-name="gr18" draw:layer="layout" svg:width="6.162cm" svg:height="3.658cm" svg:x="17.306cm" svg:y="4.41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feld 19" draw:style-name="gr5" draw:text-style-name="P6" draw:layer="layout" svg:width="0.946cm" svg:height="0.885cm" svg:x="22.555cm" svg:y="7.23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ustom-shape draw:name="Ellipse 12" draw:style-name="gr22" draw:layer="layout" svg:width="2.882cm" svg:height="2.872cm" svg:x="17.431cm" svg:y="4.8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extfeld 25" draw:style-name="gr8" draw:text-style-name="P6" draw:layer="layout" svg:width="0.887cm" svg:height="0.789cm" svg:x="18.113cm" svg:y="5.711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name="Textfeld 26" draw:style-name="gr8" draw:text-style-name="P6" draw:layer="layout" svg:width="0.858cm" svg:height="0.789cm" svg:x="21.758cm" svg:y="5.80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mbria Math" svg:font-family="'Cambria Math'" style:font-pitch="variable"/>
    <style:font-face style:name="Cambria Math1" svg:font-family="'Cambria Math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729fcf" draw:distance="0.2cm" draw:rotation="450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e0c2cd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666666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3_" style:display-name="3" style:family="graphic" style:parent-style-name="standard">
      <style:graphic-properties draw:stroke="dash" draw:stroke-dash="Dot_20__28_Rounded_29_" svg:stroke-width="0.026cm" svg:stroke-color="#b4c7dc" draw:stroke-linejoin="miter" svg:stroke-linecap="round" draw:fill="hatch" draw:fill-hatch-name="Red_20_90_20_Degrees_20_Crossed_20_1" draw:fill-hatch-solid="false" draw:opacity="100%" style:repeat="repeat" draw:textarea-vertical-align="middle" draw:auto-grow-height="false" draw:fit-to-size="false" style:shrink-to-fit="false" fo:min-height="2.157cm" fo:min-width="1.908cm" fo:padding-top="0.125cm" fo:padding-bottom="0.125cm" fo:padding-left="0.25cm" fo:padding-right="0.25cm" fo:wrap-option="wrap" draw:shadow-opacity="100%"/>
      <style:paragraph-properties fo:text-align="center" style:font-independent-line-spacing="true"/>
      <style:text-properties fo:font-size="18pt"/>
    </style:style>
    <style:style style:name="_33_2" style:display-name="32" style:family="graphic" style:parent-style-name="standard">
      <style:graphic-properties draw:stroke="solid" svg:stroke-width="0.018cm" svg:stroke-color="#ffffff" draw:stroke-linejoin="miter" svg:stroke-linecap="butt" draw:fill="solid" draw:fill-color="#fff5ce" draw:textarea-vertical-align="middle" draw:auto-grow-height="false" draw:fit-to-size="false" style:shrink-to-fit="false" fo:min-height="1.742cm" fo:min-width="1.424cm" fo:padding-top="0.127cm" fo:padding-bottom="0.127cm" fo:padding-left="0.254cm" fo:padding-right="0.254cm" fo:wrap-option="wrap">
        <text:list-style style:name="_33_2" style:display-name="32">
          <text:list-level-style-bullet text:level="1" text:bullet-char="●">
            <style:list-level-properties text:min-label-width="0.6cm"/>
            <style:text-properties fo:font-family="StarSymbo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omega" style:family="graphic" style:parent-style-name="standard">
      <style:graphic-properties draw:stroke="solid" svg:stroke-width="0.018cm" svg:stroke-color="#000000" draw:stroke-linejoin="miter" svg:stroke-linecap="butt" draw:fill="solid" draw:fill-color="#ffd8ce" style:repeat="repeat" draw:textarea-vertical-align="middle" draw:auto-grow-height="false" draw:fit-to-size="false" style:shrink-to-fit="false" fo:min-height="3.405cm" fo:min-width="5.655cm" fo:padding-top="0.127cm" fo:padding-bottom="0.127cm" fo:padding-left="0.254cm" fo:padding-right="0.254cm" fo:wrap-option="wrap"/>
      <style:paragraph-properties fo:text-align="center" style:font-independent-line-spacing="true"/>
      <style:text-properties fo:font-size="18pt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199999809265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1999998092651pt" style:font-style-asian="normal" style:font-weight-asian="normal" style:font-name-complex="Lohit Devanagari" style:font-family-complex="'Lohit Devanagari'" style:font-family-generic-complex="system" style:font-pitch-complex="variable" style:font-size-complex="13.1999998092651pt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9.39999961853027pt" fo:letter-spacing="normal" fo:font-style="normal" style:text-underline-style="none" fo:font-weight="normal" fo:background-color="transparent" style:font-size-asian="9.39999961853027pt" style:font-style-asian="normal" style:font-weight-asian="normal" style:font-size-complex="9.39999961853027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8.5pt" fo:letter-spacing="normal" fo:font-style="normal" style:text-underline-style="none" fo:font-weight="normal" fo:background-color="transparent" style:font-size-asian="8.5pt" style:font-style-asian="normal" style:font-weight-asian="normal" style:font-size-complex="8.5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8.5pt" fo:letter-spacing="normal" fo:font-style="normal" style:text-underline-style="none" fo:font-weight="normal" fo:background-color="transparent" style:font-size-asian="8.5pt" style:font-style-asian="normal" style:font-weight-asian="normal" style:font-size-complex="8.5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5.22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5.59999990463257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5.59999990463257pt" fo:letter-spacing="normal" fo:language="de" fo:country="DE" fo:font-style="normal" style:text-underline-style="none" fo:font-weight="normal" fo:background-color="transparent" style:font-size-asian="5.59999990463257pt" style:font-style-asian="normal" style:font-weight-asian="normal" style:font-size-complex="5.5999999046325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Leer" style:page-layout-name="PM1" draw:style-name="Mdp1">
      <draw:frame draw:name="Date Placeholder 1" presentation:style-name="Mpr1" draw:text-style-name="MP6" draw:layer="backgroundobjects" svg:width="6.299cm" svg:height="0.478cm" svg:x="1.925cm" svg:y="8.342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Footer Placeholder 2" presentation:style-name="Mpr1" draw:text-style-name="MP6" draw:layer="backgroundobjects" svg:width="9.45cm" svg:height="0.478cm" svg:x="9.276cm" svg:y="8.342cm" presentation:class="footer" presentation:user-transformed="true">
        <draw:text-box>
          <text:p text:style-name="MP7"><presentation:footer/></text:p>
        </draw:text-box>
      </draw:frame>
      <draw:frame draw:name="Slide Number Placeholder 3" presentation:style-name="Mpr1" draw:text-style-name="MP6" draw:layer="backgroundobjects" svg:width="6.299cm" svg:height="0.478cm" svg:x="19.776cm" svg:y="8.34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6zFGBhdAqCr9fbTK</meta:initial-creator>
    <meta:editing-cycles>9</meta:editing-cycles>
    <meta:creation-date>2019-09-23T05:31:43</meta:creation-date>
    <dc:date>2022-10-31T13:42:35.188224059</dc:date>
    <meta:editing-duration>PT18S</meta:editing-duration>
    <meta:generator>LibreOffice/7.3.6.2$Linux_X86_64 LibreOffice_project/30$Build-2</meta:generator>
    <meta:document-statistic meta:object-count="74"/>
    <meta:user-defined meta:name="AppVersion">16.0000</meta:user-defined>
    <meta:user-defined meta:name="PresentationFormat">Custom</meta:user-defined>
    <meta:user-defined meta:name="Slides" meta:value-type="float">1</meta:user-defined>
    <meta:template xlink:type="simple" xlink:actuate="onRequest" xlink:title="Office Theme" xlink:href=""/>
  </office:meta>
</office:document-meta>
</file>

<file path=Object 1/content.xml><?xml version="1.0" encoding="utf-8"?>
<math xmlns="http://www.w3.org/1998/Math/MathML" display="block">
  <semantics>
    <mi>Ω</mi>
    <annotation encoding="StarMath 5.0">Ω</annotation>
  </semantics>
</math>
</file>

<file path=Object 10/content.xml><?xml version="1.0" encoding="utf-8"?>
<math xmlns="http://www.w3.org/1998/Math/MathML" display="block">
  <semantics>
    <msup>
      <mi mathvariant="italic">𝐵</mi>
      <mi mathvariant="italic">𝑐</mi>
    </msup>
    <annotation encoding="StarMath 5.0">{𝐵} ^ {𝑐}</annotation>
  </semantics>
</math>
</file>

<file path=Object 16/content.xml><?xml version="1.0" encoding="utf-8"?>
<math xmlns="http://www.w3.org/1998/Math/MathML" display="block">
  <semantics>
    <mrow>
      <mi mathvariant="italic">𝐴</mi>
      <mi>∩</mi>
      <mi mathvariant="italic">𝐵</mi>
    </mrow>
    <annotation encoding="StarMath 5.0">𝐴 ∩ 𝐵</annotation>
  </semantics>
</math>
</file>

<file path=Object 18/content.xml><?xml version="1.0" encoding="utf-8"?>
<math xmlns="http://www.w3.org/1998/Math/MathML" display="block">
  <semantics>
    <mi>Ω</mi>
    <annotation encoding="StarMath 5.0">Ω</annotation>
  </semantics>
</math>
</file>

<file path=Object 19/content.xml><?xml version="1.0" encoding="utf-8"?>
<math xmlns="http://www.w3.org/1998/Math/MathML" display="block">
  <semantics>
    <mi mathvariant="italic">𝐴</mi>
    <annotation encoding="StarMath 5.0">𝐴</annotation>
  </semantics>
</math>
</file>

<file path=Object 2/content.xml><?xml version="1.0" encoding="utf-8"?>
<math xmlns="http://www.w3.org/1998/Math/MathML" display="block">
  <semantics>
    <mi mathvariant="italic">𝐴</mi>
    <annotation encoding="StarMath 5.0">𝐴</annotation>
  </semantics>
</math>
</file>

<file path=Object 20/content.xml><?xml version="1.0" encoding="utf-8"?>
<math xmlns="http://www.w3.org/1998/Math/MathML" display="block">
  <semantics>
    <msup>
      <mi mathvariant="italic">𝐴</mi>
      <mi mathvariant="italic">𝑐</mi>
    </msup>
    <annotation encoding="StarMath 5.0">{𝐴} ^ {𝑐}</annotation>
  </semantics>
</math>
</file>

<file path=Object 21/content.xml><?xml version="1.0" encoding="utf-8"?>
<math xmlns="http://www.w3.org/1998/Math/MathML" display="block">
  <semantics>
    <mi mathvariant="italic">𝐵</mi>
    <annotation encoding="StarMath 5.0">𝐵</annotation>
  </semantics>
</math>
</file>

<file path=Object 28/content.xml><?xml version="1.0" encoding="utf-8"?>
<math xmlns="http://www.w3.org/1998/Math/MathML" display="block">
  <semantics>
    <mi>Ω</mi>
    <annotation encoding="StarMath 5.0">Ω</annotation>
  </semantics>
</math>
</file>

<file path=Object 29/content.xml><?xml version="1.0" encoding="utf-8"?>
<math xmlns="http://www.w3.org/1998/Math/MathML" display="block">
  <semantics>
    <mi>Ω</mi>
    <annotation encoding="StarMath 5.0">Ω</annotation>
  </semantics>
</math>
</file>

<file path=Object 3/content.xml><?xml version="1.0" encoding="utf-8"?>
<math xmlns="http://www.w3.org/1998/Math/MathML" display="block">
  <semantics>
    <mi>Ω</mi>
    <annotation encoding="StarMath 5.0">Ω</annotation>
  </semantics>
</math>
</file>

<file path=Object 31/content.xml><?xml version="1.0" encoding="utf-8"?>
<math xmlns="http://www.w3.org/1998/Math/MathML" display="block">
  <semantics>
    <mrow>
      <mi mathvariant="italic">𝐴</mi>
      <mi>∩</mi>
      <mi mathvariant="italic">𝐵</mi>
    </mrow>
    <annotation encoding="StarMath 5.0">𝐴 ∩ 𝐵</annotation>
  </semantics>
</math>
</file>

<file path=Object 32/content.xml><?xml version="1.0" encoding="utf-8"?>
<math xmlns="http://www.w3.org/1998/Math/MathML" display="block">
  <semantics>
    <mi mathvariant="italic">𝐴</mi>
    <annotation encoding="StarMath 5.0">𝐴</annotation>
  </semantics>
</math>
</file>

<file path=Object 33/content.xml><?xml version="1.0" encoding="utf-8"?>
<math xmlns="http://www.w3.org/1998/Math/MathML" display="block">
  <semantics>
    <mi mathvariant="italic">𝐵</mi>
    <annotation encoding="StarMath 5.0">𝐵</annotation>
  </semantics>
</math>
</file>

<file path=Object 34/content.xml><?xml version="1.0" encoding="utf-8"?>
<math xmlns="http://www.w3.org/1998/Math/MathML" display="block">
  <semantics>
    <mi mathvariant="italic">𝐴</mi>
    <annotation encoding="StarMath 5.0">𝐴</annotation>
  </semantics>
</math>
</file>

<file path=Object 35/content.xml><?xml version="1.0" encoding="utf-8"?>
<math xmlns="http://www.w3.org/1998/Math/MathML" display="block">
  <semantics>
    <mi mathvariant="italic">𝐵</mi>
    <annotation encoding="StarMath 5.0">𝐵</annotation>
  </semantics>
</math>
</file>

<file path=Object 4/content.xml><?xml version="1.0" encoding="utf-8"?>
<math xmlns="http://www.w3.org/1998/Math/MathML" display="block">
  <semantics>
    <mi mathvariant="italic">𝐵</mi>
    <annotation encoding="StarMath 5.0">𝐵</annotation>
  </semantics>
</math>
</file>

<file path=Object 5/content.xml><?xml version="1.0" encoding="utf-8"?>
<math xmlns="http://www.w3.org/1998/Math/MathML" display="block">
  <semantics>
    <msup>
      <mi mathvariant="italic">𝐵</mi>
      <mi mathvariant="italic">𝑐</mi>
    </msup>
    <annotation encoding="StarMath 5.0">{𝐵} ^ {𝑐}</annotation>
  </semantics>
</math>
</file>

<file path=Object 6/content.xml><?xml version="1.0" encoding="utf-8"?>
<math xmlns="http://www.w3.org/1998/Math/MathML" display="block">
  <semantics>
    <mi>Ω</mi>
    <annotation encoding="StarMath 5.0">Ω</annotation>
  </semantics>
</math>
</file>

<file path=Object 7/content.xml><?xml version="1.0" encoding="utf-8"?>
<math xmlns="http://www.w3.org/1998/Math/MathML" display="block">
  <semantics>
    <mi mathvariant="italic">𝐴</mi>
    <annotation encoding="StarMath 5.0">𝐴</annotation>
  </semantics>
</math>
</file>

<file path=Object 8/content.xml><?xml version="1.0" encoding="utf-8"?>
<math xmlns="http://www.w3.org/1998/Math/MathML" display="block">
  <semantics>
    <mi mathvariant="italic">𝐵</mi>
    <annotation encoding="StarMath 5.0">𝐵</annotation>
  </semantics>
</math>
</file>

<file path=Object 9/content.xml><?xml version="1.0" encoding="utf-8"?>
<math xmlns="http://www.w3.org/1998/Math/MathML" display="block">
  <semantics>
    <mrow>
      <mi mathvariant="italic">𝐴</mi>
      <mi>∩</mi>
      <msup>
        <mi mathvariant="italic">𝐵</mi>
        <mi mathvariant="italic">𝑐</mi>
      </msup>
    </mrow>
    <annotation encoding="StarMath 5.0">𝐴 ∩ {𝐵} ^ {𝑐}</annotation>
  </semantics>
</math>
</file>